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6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15%" fo:text-align="start" fo:text-indent="-0.193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-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text:span text:style-name="T1"><text:tab/>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10. Reflectio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Reflection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Reflection</text:span></text:p>
          </draw:text-box>
        </draw:frame>
        <draw:frame draw:name="Shape 61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7"><text:span text:style-name="T4">это механизм исследования данных о программе во время её выполнения</text:span></text:p>
            <text:p text:style-name="P7"><text:span text:style-name="T4">При этом знать названия исследуемых элементов заранее не обязательно.</text:span></text:p>
            <text:p text:style-name="P8"><text:span text:style-name="T4"/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Reflection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Reflection</text:span></text:p>
          </draw:text-box>
        </draw:frame>
        <draw:frame draw:name="Shape 67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позволяет исследовать информацию о </text:span></text:p>
            <text:list text:style-name="L5">
              <text:list-item>
                <text:p text:style-name="P10"><text:span text:style-name="T4">Полях</text:span></text:p>
              </text:list-item>
              <text:list-item>
                <text:p text:style-name="P10"><text:span text:style-name="T4">методах </text:span></text:p>
              </text:list-item>
              <text:list-item>
                <text:p text:style-name="P10"><text:span text:style-name="T4">конструкторах классов</text:span></text:p>
              </text:list-item>
              <text:list-item>
                <text:p text:style-name="P10"><text:span text:style-name="T4">Интерфейсах</text:span></text:p>
              </text:list-item>
              <text:list-item>
                <text:p text:style-name="P10"><text:span text:style-name="T4">Аннотациях</text:span></text:p>
              </text:list-item>
              <text:list-item>
                <text:p text:style-name="P10"><text:span text:style-name="T4">...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Reflection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Reflection</text:span></text:p>
          </draw:text-box>
        </draw:frame>
        <draw:frame draw:name="Shape 73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Можно работать с классом (объектом), а именно <text:s/></text:span></text:p>
            <text:list text:style-name="L7">
              <text:list-item>
                <text:p text:style-name="P10"><text:span text:style-name="T4">создать объект класса </text:span></text:p>
              </text:list-item>
              <text:list-item>
                <text:p text:style-name="P10"><text:span text:style-name="T4">выполнить методы </text:span></text:p>
              </text:list-item>
              <text:list-item>
                <text:p text:style-name="P10"><text:span text:style-name="T4">получить / установить значения полей.</text:span></text:p>
              </text:list-item>
            </text:list>
            <text:p text:style-name="P10"><text:span text:style-name="T4"/></text:p>
            <text:p text:style-name="P7"><text:span text:style-name="T4"/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Reflection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Reflection</text:span></text:p>
          </draw:text-box>
        </draw:frame>
        <draw:frame draw:name="Shape 79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Можно работать с классом (объектом), а именно <text:s/></text:span></text:p>
            <text:list text:style-name="L7">
              <text:list-item>
                <text:p text:style-name="P10"><text:span text:style-name="T4">создать объект класса </text:span></text:p>
              </text:list-item>
              <text:list-item>
                <text:p text:style-name="P10"><text:span text:style-name="T4">выполнить методы </text:span></text:p>
              </text:list-item>
              <text:list-item>
                <text:p text:style-name="P10"><text:span text:style-name="T4">получить / установить значения полей.</text:span></text:p>
              </text:list-item>
            </text:list>
            <text:p text:style-name="P10"><text:span text:style-name="T4"/></text:p>
            <text:p text:style-name="P7"><text:span text:style-name="T4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Reflection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Reflection</text:span></text:p>
          </draw:text-box>
        </draw:frame>
        <draw:frame draw:name="Shape 85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void func(Object x) {</text:span></text:p>
            <text:p text:style-name="P10"><text:span text:style-name="T4"><text:tab/></text:span><text:span text:style-name="T4">Class&lt;?&gt; cl = x.getClass();</text:span></text:p>
            <text:p text:style-name="P10"><text:span text:style-name="T4">}</text:span></text:p>
            <text:p text:style-name="P10"><text:span text:style-name="T4"/></text:p>
            <text:p text:style-name="P10"><text:span text:style-name="T4">Class cl = Class.forName(“java.lang.Integer”)</text:span></text:p>
            <text:p text:style-name="P10"><text:span text:style-name="T4"/></text:p>
            <text:p text:style-name="P7"><text:span text:style-name="T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полей класса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полей класса</text:span></text:p>
          </draw:text-box>
        </draw:frame>
        <draw:frame draw:name="Shape 91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Получить поля класса</text:span></text:p>
            <text:p text:style-name="P10"><text:span text:style-name="T4">intClass.getDeclaredFields()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полей класса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полей класса</text:span></text:p>
          </draw:text-box>
        </draw:frame>
        <draw:frame draw:name="Shape 97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Получить открытые поля класса по всей иерархии</text:span></text:p>
            <text:p text:style-name="P10"><text:span text:style-name="T4">intClass.getFields()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методов класса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методов класса</text:span></text:p>
          </draw:text-box>
        </draw:frame>
        <draw:frame draw:name="Shape 103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intClass.getDeclaredMethods();</text:span></text:p>
            <text:p text:style-name="P10"><text:span text:style-name="T4">intClass.getMethods();</text:span></text:p>
            <text:p text:style-name="P10"><text:span text:style-name="T4">intClass.getMethod(String methodName, Class ... prams)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9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интерфейсов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интерфейсов</text:span></text:p>
          </draw:text-box>
        </draw:frame>
        <draw:frame draw:name="Shape 109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intClass.getInterfaces();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суперкласса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суперкласса</text:span></text:p>
          </draw:text-box>
        </draw:frame>
        <draw:frame draw:name="Shape 115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intClass.getSuperClass(); <text:s/>// ?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суперкласса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суперкласса</text:span></text:p>
          </draw:text-box>
        </draw:frame>
        <draw:frame draw:name="Shape 121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Class&lt;Integer&gt; intClass = Integer.class;</text:span></text:p>
            <text:p text:style-name="P10"><text:span text:style-name="T4"/></text:p>
            <text:p text:style-name="P10"><text:span text:style-name="T4">intClass.getSuperClass(); <text:s/>// Number</text:span></text:p>
            <text:p text:style-name="P10"><text:span text:style-name="T4"/></text:p>
            <text:p text:style-name="P10"><text:span text:style-name="T4">Number.class.getSuperClass() <text:s/>// ?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2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суперкласса" draw:style-name="dp1" draw:master-page-name="Title_20_and_20_body" presentation:presentation-page-layout-name="AL2T1">
        <draw:frame draw:name="Shape 1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суперкласса</text:span></text:p>
          </draw:text-box>
        </draw:frame>
        <draw:frame draw:name="Shape 127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Number.class.getSuperClass() <text:s/>// Object</text:span></text:p>
            <text:p text:style-name="P10"><text:span text:style-name="T4"/></text:p>
            <text:p text:style-name="P10"><text:span text:style-name="T4">Object.class.getSuperClass() // ?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3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суперкласса" draw:style-name="dp1" draw:master-page-name="Title_20_and_20_body" presentation:presentation-page-layout-name="AL2T1">
        <draw:frame draw:name="Shape 1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суперкласса</text:span></text:p>
          </draw:text-box>
        </draw:frame>
        <draw:frame draw:name="Shape 133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Number.class.getSuperClass() <text:s/>// Object</text:span></text:p>
            <text:p text:style-name="P10"><text:span text:style-name="T4"/></text:p>
            <text:p text:style-name="P10"><text:span text:style-name="T4">Object.class.getSuperClass() // ?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4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учение конструкторов" draw:style-name="dp1" draw:master-page-name="Title_20_and_20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лучение конструкторов</text:span></text:p>
          </draw:text-box>
        </draw:frame>
        <draw:frame draw:name="Shape 139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>getConstructors() <text:s text:c="2"/>// <text:s/>public, this</text:span></text:p>
            <text:p text:style-name="P10"><text:span text:style-name="T4"/></text:p>
            <text:p text:style-name="P10"><text:span text:style-name="T4">getDeclaredConstructors() <text:s/>// any, this</text:span></text:p>
            <text:p text:style-name="P10"><text:span text:style-name="T4"/></text:p>
            <text:p text:style-name="P10"><text:span text:style-name="T4">getConstructor(Class … params) // <text:s/>public, this</text:span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5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чем нужно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Зачем нужно</text:span></text:p>
          </draw:text-box>
        </draw:frame>
        <draw:frame draw:name="Shape 145" presentation:style-name="pr5" draw:text-style-name="P9" draw:layer="layout" svg:width="19.927cm" svg:height="9.489cm" svg:x="0.866cm" svg:y="3.16cm" presentation:class="outline" presentation:user-transformed="true">
          <draw:text-box>
            <text:list text:style-name="L7">
              <text:list-item>
                <text:p text:style-name="P12"><text:span text:style-name="T4">Очень часто используется сторонними фреймворками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5">Внедрение зависимостей</text:span></text:p>
                  </text:list-item>
                  <text:list-item>
                    <text:p text:style-name="P12"><text:span text:style-name="T5">Прокси</text:span></text:p>
                  </text:list-item>
                  <text:list-item>
                    <text:p text:style-name="P12"><text:span text:style-name="T5">ORM</text:span></text:p>
                  </text:list-item>
                </text:list>
              </text:list-item>
              <text:list-item>
                <text:p text:style-name="P12"><text:span text:style-name="T4">Прокси</text:span></text:p>
              </text:list-item>
              <text:list-item>
                <text:p text:style-name="P12"><text:span text:style-name="T4">Тесты</text:span></text:p>
              </text:list-item>
              <text:list-item>
                <text:p text:style-name="P12"><text:span text:style-name="T4">Порой по иначе никак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6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то нить понял че щас было?" draw:style-name="dp1" draw:master-page-name="Title_20_and_20_body" presentation:presentation-page-layout-name="AL2T1">
        <draw:frame draw:name="Shape 1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Кто нить понял че щас было?</text:span></text:p>
          </draw:text-box>
        </draw:frame>
        <draw:frame draw:name="Shape 151" presentation:style-name="pr5" draw:text-style-name="P9" draw:layer="layout" svg:width="19.927cm" svg:height="9.489cm" svg:x="0.866cm" svg:y="3.201cm" presentation:class="outline" presentation:user-transformed="true">
          <draw:text-box>
            <text:p text:style-name="P10"><text:span text:style-name="T4"/></text:p>
            <text:p text:style-name="P10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7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5.1.0.3$Linux_X86_64 LibreOffice_project/</meta:generator>
  </office:meta>
</office:document-meta>
</file>